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393e8" officeooo:paragraph-rsid="001393e8" style:font-weight-asian="bold" style:font-weight-complex="bold"/>
    </style:style>
    <style:style style:name="P2" style:family="paragraph" style:parent-style-name="Standard">
      <style:paragraph-properties fo:text-align="start" style:justify-single-word="false"/>
      <style:text-properties fo:font-size="14pt" fo:font-weight="bold" officeooo:rsid="0014dd33" officeooo:paragraph-rsid="0014dd33" style:font-weight-asian="bold" style:font-weight-complex="bold"/>
    </style:style>
    <style:style style:name="P3" style:family="paragraph" style:parent-style-name="Standard">
      <style:paragraph-properties fo:text-align="start" style:justify-single-word="false"/>
      <style:text-properties fo:font-size="14pt" fo:font-style="normal" fo:font-weight="bold" officeooo:rsid="001ccea7" officeooo:paragraph-rsid="001ccea7"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263539" officeooo:paragraph-rsid="00263539"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2ca772" officeooo:paragraph-rsid="002ca772"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32e182" officeooo:paragraph-rsid="0032e182"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385cf9" officeooo:paragraph-rsid="00385cf9"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ize="14pt" fo:font-style="normal" fo:font-weight="bold" officeooo:rsid="003d0ead" officeooo:paragraph-rsid="003d0ea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4pt" fo:font-style="normal" fo:font-weight="bold" officeooo:rsid="0042d875" officeooo:paragraph-rsid="0042d875"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fo:font-size="16pt" officeooo:rsid="00116eb9" officeooo:paragraph-rsid="00116eb9"/>
    </style:style>
    <style:style style:name="P11" style:family="paragraph" style:parent-style-name="Standard">
      <style:paragraph-properties fo:text-align="start" style:justify-single-word="false"/>
      <style:text-properties fo:font-size="12pt" fo:font-weight="normal" officeooo:rsid="001393e8" officeooo:paragraph-rsid="001393e8"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533fc" officeooo:paragraph-rsid="001533fc" style:font-weight-asian="normal" style:font-weight-complex="normal"/>
    </style:style>
    <style:style style:name="P13" style:family="paragraph" style:parent-style-name="Standard">
      <style:paragraph-properties fo:text-align="start" style:justify-single-word="false"/>
      <style:text-properties fo:font-size="12pt" fo:font-weight="bold" officeooo:rsid="0016b6f4" officeooo:paragraph-rsid="0016b6f4" style:font-weight-asian="bold" style:font-weight-complex="bold"/>
    </style:style>
    <style:style style:name="P14" style:family="paragraph" style:parent-style-name="Standard">
      <style:paragraph-properties fo:text-align="start" style:justify-single-word="false"/>
      <style:text-properties fo:font-size="12pt" fo:font-style="normal" fo:font-weight="normal" officeooo:rsid="001974e0" officeooo:paragraph-rsid="001974e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e3fdf" officeooo:paragraph-rsid="001e3fd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01654" officeooo:paragraph-rsid="00201654"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3ce54" officeooo:paragraph-rsid="0023ce5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54e0b" officeooo:paragraph-rsid="00254e0b"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61c65" officeooo:paragraph-rsid="00261c65"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b30dc" officeooo:paragraph-rsid="002b30d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512a5" officeooo:paragraph-rsid="003512a5"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a7e33" officeooo:paragraph-rsid="003a7e33"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f20d6" officeooo:paragraph-rsid="003f20d6"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0eadb" officeooo:paragraph-rsid="0040eadb"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55305" officeooo:paragraph-rsid="0045530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2pt" fo:font-style="normal" fo:font-weight="bold" officeooo:rsid="00442c37" officeooo:paragraph-rsid="00442c3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officeooo:paragraph-rsid="0023ce54"/>
    </style:style>
    <style:style style:name="P28" style:family="paragraph" style:parent-style-name="Standard">
      <style:paragraph-properties fo:text-align="start" style:justify-single-word="false"/>
      <style:text-properties fo:font-size="10pt" fo:font-style="italic" fo:font-weight="normal" officeooo:rsid="002b30dc" officeooo:paragraph-rsid="002b30dc" style:font-style-asian="italic" style:font-weight-asian="normal" style:font-style-complex="italic" style:font-weight-complex="normal"/>
    </style:style>
    <style:style style:name="P29" style:family="paragraph" style:parent-style-name="Standard" style:list-style-name="L1">
      <style:paragraph-properties fo:text-align="start" style:justify-single-word="false"/>
      <style:text-properties fo:font-size="12pt" fo:font-weight="normal" officeooo:rsid="001e3fdf" officeooo:paragraph-rsid="001e3fdf" style:font-weight-asian="normal" style:font-weight-complex="normal"/>
    </style:style>
    <style:style style:name="P30" style:family="paragraph" style:parent-style-name="Standard" style:list-style-name="L2">
      <style:paragraph-properties fo:text-align="start" style:justify-single-word="false"/>
      <style:text-properties fo:font-size="12pt" fo:font-weight="normal" officeooo:rsid="001393e8" officeooo:paragraph-rsid="001393e8" style:font-weight-asian="normal" style:font-weight-complex="normal"/>
    </style:style>
    <style:style style:name="P31" style:family="paragraph" style:parent-style-name="Standard" style:list-style-name="L3">
      <style:paragraph-properties fo:text-align="start" style:justify-single-word="false"/>
      <style:text-properties fo:font-size="12pt" fo:font-weight="normal" officeooo:rsid="001533fc" officeooo:paragraph-rsid="001533fc" style:font-weight-asian="normal" style:font-weight-complex="normal"/>
    </style:style>
    <style:style style:name="P32" style:family="paragraph" style:parent-style-name="Standard" style:list-style-name="L4">
      <style:paragraph-properties fo:text-align="start" style:justify-single-word="false"/>
      <style:text-properties fo:font-size="12pt" fo:font-weight="normal" officeooo:rsid="00183702" officeooo:paragraph-rsid="00183702" style:font-weight-asian="normal" style:font-weight-complex="normal"/>
    </style:style>
    <style:style style:name="P33" style:family="paragraph" style:parent-style-name="Standard" style:list-style-name="L21">
      <style:paragraph-properties fo:text-align="start" style:justify-single-word="false"/>
      <style:text-properties fo:font-size="12pt" fo:font-weight="normal" officeooo:rsid="00507e0d" officeooo:paragraph-rsid="00507e0d" style:font-weight-asian="normal" style:font-weight-complex="normal"/>
    </style:style>
    <style:style style:name="P34" style:family="paragraph" style:parent-style-name="Standard" style:list-style-name="L21">
      <style:paragraph-properties fo:text-align="start" style:justify-single-word="false"/>
      <style:text-properties fo:font-size="12pt" fo:font-weight="normal" officeooo:rsid="005103e9" officeooo:paragraph-rsid="005103e9" style:font-weight-asian="normal" style:font-weight-complex="normal"/>
    </style:style>
    <style:style style:name="P35" style:family="paragraph" style:parent-style-name="Standard">
      <style:paragraph-properties fo:text-align="start" style:justify-single-word="false"/>
      <style:text-properties fo:font-size="12pt" fo:font-weight="normal" officeooo:rsid="005103e9" officeooo:paragraph-rsid="005103e9" style:font-weight-asian="normal" style:font-weight-complex="normal"/>
    </style:style>
    <style:style style:name="P36" style:family="paragraph" style:parent-style-name="Standard" style:list-style-name="L1">
      <style:paragraph-properties fo:text-align="start" style:justify-single-word="false"/>
      <style:text-properties fo:font-size="12pt" fo:font-weight="normal" officeooo:rsid="0052bcae" officeooo:paragraph-rsid="0052bcae" style:font-weight-asian="normal" style:font-weight-complex="normal"/>
    </style:style>
    <style:style style:name="P37" style:family="paragraph" style:parent-style-name="Standard" style:list-style-name="L4">
      <style:paragraph-properties fo:text-align="start" style:justify-single-word="false"/>
      <style:text-properties fo:font-size="12pt" fo:font-style="normal" fo:font-weight="normal" officeooo:rsid="00183702" officeooo:paragraph-rsid="00183702" style:font-style-asian="normal" style:font-weight-asian="normal" style:font-style-complex="normal" style:font-weight-complex="normal"/>
    </style:style>
    <style:style style:name="P38" style:family="paragraph" style:parent-style-name="Standard" style:list-style-name="L4">
      <style:paragraph-properties fo:text-align="start" style:justify-single-word="false"/>
      <style:text-properties fo:font-size="12pt" fo:font-style="normal" fo:font-weight="normal" officeooo:rsid="001974e0" officeooo:paragraph-rsid="001974e0" style:font-style-asian="normal" style:font-weight-asian="normal" style:font-style-complex="normal" style:font-weight-complex="normal"/>
    </style:style>
    <style:style style:name="P39" style:family="paragraph" style:parent-style-name="Standard" style:list-style-name="L5">
      <style:paragraph-properties fo:text-align="start" style:justify-single-word="false"/>
      <style:text-properties fo:font-size="12pt" fo:font-style="normal" fo:font-weight="normal" officeooo:rsid="001974e0" officeooo:paragraph-rsid="001974e0" style:font-style-asian="normal" style:font-weight-asian="normal" style:font-style-complex="normal" style:font-weight-complex="normal"/>
    </style:style>
    <style:style style:name="P40" style:family="paragraph" style:parent-style-name="Standard" style:list-style-name="L6">
      <style:paragraph-properties fo:text-align="start" style:justify-single-word="false"/>
      <style:text-properties fo:font-size="12pt" fo:font-style="normal" fo:font-weight="normal" officeooo:rsid="001e3fdf" officeooo:paragraph-rsid="001e3fdf" style:font-style-asian="normal" style:font-weight-asian="normal" style:font-style-complex="normal" style:font-weight-complex="normal"/>
    </style:style>
    <style:style style:name="P41" style:family="paragraph" style:parent-style-name="Standard" style:list-style-name="L6">
      <style:paragraph-properties fo:text-align="start" style:justify-single-word="false"/>
      <style:text-properties fo:font-size="12pt" fo:font-style="normal" fo:font-weight="normal" officeooo:rsid="00201654" officeooo:paragraph-rsid="00201654" style:font-style-asian="normal" style:font-weight-asian="normal" style:font-style-complex="normal" style:font-weight-complex="normal"/>
    </style:style>
    <style:style style:name="P42" style:family="paragraph" style:parent-style-name="Standard" style:list-style-name="L7">
      <style:paragraph-properties fo:text-align="start" style:justify-single-word="false"/>
      <style:text-properties fo:font-size="12pt" fo:font-style="normal" fo:font-weight="normal" officeooo:rsid="00233c91" officeooo:paragraph-rsid="00233c91" style:font-style-asian="normal" style:font-weight-asian="normal" style:font-style-complex="normal" style:font-weight-complex="normal"/>
    </style:style>
    <style:style style:name="P43" style:family="paragraph" style:parent-style-name="Standard" style:list-style-name="L8">
      <style:paragraph-properties fo:text-align="start" style:justify-single-word="false"/>
      <style:text-properties fo:font-size="12pt" fo:font-style="normal" fo:font-weight="normal" officeooo:rsid="00254e0b" officeooo:paragraph-rsid="00254e0b" style:font-style-asian="normal" style:font-weight-asian="normal" style:font-style-complex="normal" style:font-weight-complex="normal"/>
    </style:style>
    <style:style style:name="P44" style:family="paragraph" style:parent-style-name="Standard" style:list-style-name="L8">
      <style:paragraph-properties fo:text-align="start" style:justify-single-word="false"/>
      <style:text-properties fo:font-size="12pt" fo:font-style="normal" fo:font-weight="normal" officeooo:rsid="00261c65" officeooo:paragraph-rsid="00261c65" style:font-style-asian="normal" style:font-weight-asian="normal" style:font-style-complex="normal" style:font-weight-complex="normal"/>
    </style:style>
    <style:style style:name="P45" style:family="paragraph" style:parent-style-name="Standard" style:list-style-name="L9">
      <style:paragraph-properties fo:text-align="start" style:justify-single-word="false"/>
      <style:text-properties fo:font-size="12pt" fo:font-style="normal" fo:font-weight="normal" officeooo:rsid="0028cf94" officeooo:paragraph-rsid="0028cf94" style:font-style-asian="normal" style:font-weight-asian="normal" style:font-style-complex="normal" style:font-weight-complex="normal"/>
    </style:style>
    <style:style style:name="P46" style:family="paragraph" style:parent-style-name="Standard" style:list-style-name="L9">
      <style:paragraph-properties fo:text-align="start" style:justify-single-word="false"/>
      <style:text-properties fo:font-size="12pt" fo:font-style="normal" fo:font-weight="normal" officeooo:rsid="0029b4db" officeooo:paragraph-rsid="0029b4db"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29b4db" officeooo:paragraph-rsid="0029b4db" style:font-style-asian="normal" style:font-weight-asian="normal" style:font-style-complex="normal" style:font-weight-complex="normal"/>
    </style:style>
    <style:style style:name="P48" style:family="paragraph" style:parent-style-name="Standard" style:list-style-name="L9">
      <style:paragraph-properties fo:text-align="start" style:justify-single-word="false"/>
      <style:text-properties fo:font-size="12pt" fo:font-style="normal" fo:font-weight="normal" officeooo:rsid="002b30dc" officeooo:paragraph-rsid="002c10e3" style:font-style-asian="normal" style:font-weight-asian="normal" style:font-style-complex="normal" style:font-weight-complex="normal"/>
    </style:style>
    <style:style style:name="P49" style:family="paragraph" style:parent-style-name="Standard" style:list-style-name="L9">
      <style:paragraph-properties fo:text-align="start" style:justify-single-word="false"/>
      <style:text-properties fo:font-size="12pt" fo:font-style="normal" fo:font-weight="normal" officeooo:rsid="002b30dc" officeooo:paragraph-rsid="002b30dc" style:font-style-asian="normal" style:font-weight-asian="normal" style:font-style-complex="normal" style:font-weight-complex="normal"/>
    </style:style>
    <style:style style:name="P50" style:family="paragraph" style:parent-style-name="Standard" style:list-style-name="L10">
      <style:paragraph-properties fo:text-align="start" style:justify-single-word="false"/>
      <style:text-properties fo:font-size="12pt" fo:font-style="normal" fo:font-weight="normal" officeooo:rsid="002d467f" officeooo:paragraph-rsid="002d467f"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e2697" officeooo:paragraph-rsid="002e2697" style:font-style-asian="normal" style:font-weight-asian="normal" style:font-style-complex="normal" style:font-weight-complex="normal"/>
    </style:style>
    <style:style style:name="P52" style:family="paragraph" style:parent-style-name="Standard" style:list-style-name="L11">
      <style:paragraph-properties fo:text-align="start" style:justify-single-word="false"/>
      <style:text-properties fo:font-size="12pt" fo:font-style="normal" fo:font-weight="normal" officeooo:rsid="002fc73a" officeooo:paragraph-rsid="002eda44"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26c46" officeooo:paragraph-rsid="00326c46" style:font-style-asian="normal" style:font-weight-asian="normal" style:font-style-complex="normal" style:font-weight-complex="normal"/>
    </style:style>
    <style:style style:name="P54" style:family="paragraph" style:parent-style-name="Standard" style:list-style-name="L13">
      <style:paragraph-properties fo:text-align="start" style:justify-single-word="false"/>
      <style:text-properties fo:font-size="12pt" fo:font-style="normal" fo:font-weight="normal" officeooo:rsid="0038828d" officeooo:paragraph-rsid="0038828d" style:font-style-asian="normal" style:font-weight-asian="normal" style:font-style-complex="normal" style:font-weight-complex="normal"/>
    </style:style>
    <style:style style:name="P55" style:family="paragraph" style:parent-style-name="Standard" style:list-style-name="L13">
      <style:paragraph-properties fo:text-align="start" style:justify-single-word="false"/>
      <style:text-properties fo:font-size="12pt" fo:font-style="normal" fo:font-weight="normal" officeooo:rsid="003a7e33" officeooo:paragraph-rsid="003a7e33" style:font-style-asian="normal" style:font-weight-asian="normal" style:font-style-complex="normal" style:font-weight-complex="normal"/>
    </style:style>
    <style:style style:name="P56" style:family="paragraph" style:parent-style-name="Standard" style:list-style-name="L14">
      <style:paragraph-properties fo:text-align="start" style:justify-single-word="false"/>
      <style:text-properties fo:font-size="12pt" fo:font-style="normal" fo:font-weight="normal" officeooo:rsid="003f20d6" officeooo:paragraph-rsid="003f20d6" style:font-style-asian="normal" style:font-weight-asian="normal" style:font-style-complex="normal" style:font-weight-complex="normal"/>
    </style:style>
    <style:style style:name="P57" style:family="paragraph" style:parent-style-name="Standard" style:list-style-name="L14">
      <style:paragraph-properties fo:text-align="start" style:justify-single-word="false"/>
      <style:text-properties fo:font-size="12pt" fo:font-style="normal" fo:font-weight="normal" officeooo:rsid="0040eadb" officeooo:paragraph-rsid="0040eadb" style:font-style-asian="normal" style:font-weight-asian="normal" style:font-style-complex="normal" style:font-weight-complex="normal"/>
    </style:style>
    <style:style style:name="P58" style:family="paragraph" style:parent-style-name="Standard" style:list-style-name="L16">
      <style:paragraph-properties fo:text-align="start" style:justify-single-word="false"/>
      <style:text-properties fo:font-size="12pt" fo:font-style="normal" fo:font-weight="normal" officeooo:rsid="00442c37" officeooo:paragraph-rsid="00442c37" style:font-style-asian="normal" style:font-weight-asian="normal" style:font-style-complex="normal" style:font-weight-complex="normal"/>
    </style:style>
    <style:style style:name="P59" style:family="paragraph" style:parent-style-name="Standard" style:list-style-name="L16">
      <style:paragraph-properties fo:text-align="start" style:justify-single-word="false"/>
      <style:text-properties fo:font-size="12pt" fo:font-style="normal" fo:font-weight="normal" officeooo:rsid="00455305" officeooo:paragraph-rsid="00455305" style:font-style-asian="normal" style:font-weight-asian="normal" style:font-style-complex="normal" style:font-weight-complex="normal"/>
    </style:style>
    <style:style style:name="P60" style:family="paragraph" style:parent-style-name="Standard" style:list-style-name="L16">
      <style:paragraph-properties fo:text-align="start" style:justify-single-word="false"/>
      <style:text-properties fo:font-size="12pt" fo:font-style="normal" fo:font-weight="normal" officeooo:rsid="0046a451" officeooo:paragraph-rsid="0046a45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46a451" officeooo:paragraph-rsid="0046a451" style:font-style-asian="normal" style:font-weight-asian="normal" style:font-style-complex="normal" style:font-weight-complex="normal"/>
    </style:style>
    <style:style style:name="P62" style:family="paragraph" style:parent-style-name="Standard" style:list-style-name="L17">
      <style:paragraph-properties fo:text-align="start" style:justify-single-word="false"/>
      <style:text-properties fo:font-size="12pt" fo:font-style="normal" fo:font-weight="normal" officeooo:rsid="0049f682" officeooo:paragraph-rsid="0049f682" style:font-style-asian="normal" style:font-weight-asian="normal" style:font-style-complex="normal" style:font-weight-complex="normal"/>
    </style:style>
    <style:style style:name="P63" style:family="paragraph" style:parent-style-name="Standard" style:list-style-name="L17">
      <style:paragraph-properties fo:text-align="start" style:justify-single-word="false"/>
      <style:text-properties fo:font-size="12pt" fo:font-style="normal" fo:font-weight="normal" officeooo:rsid="004a82ae" officeooo:paragraph-rsid="004a82ae"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a82ae" officeooo:paragraph-rsid="004a82ae" style:font-style-asian="normal" style:font-weight-asian="normal" style:font-style-complex="normal" style:font-weight-complex="normal"/>
    </style:style>
    <style:style style:name="P65" style:family="paragraph" style:parent-style-name="Standard" style:list-style-name="L18">
      <style:paragraph-properties fo:text-align="start" style:justify-single-word="false"/>
      <style:text-properties fo:font-size="12pt" fo:font-style="normal" fo:font-weight="normal" officeooo:rsid="004bbe29" officeooo:paragraph-rsid="004bbe2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bbe29" officeooo:paragraph-rsid="004bbe29" style:font-style-asian="normal" style:font-weight-asian="normal" style:font-style-complex="normal" style:font-weight-complex="normal"/>
    </style:style>
    <style:style style:name="P67" style:family="paragraph" style:parent-style-name="Standard" style:list-style-name="L10">
      <style:paragraph-properties fo:text-align="start" style:justify-single-word="false"/>
      <style:text-properties fo:font-size="12pt" fo:font-style="normal" officeooo:rsid="002d467f" officeooo:paragraph-rsid="002d467f" style:font-style-asian="normal" style:font-style-complex="normal"/>
    </style:style>
    <style:style style:name="P68" style:family="paragraph" style:parent-style-name="Standard" style:list-style-name="L11">
      <style:paragraph-properties fo:text-align="start" style:justify-single-word="false"/>
      <style:text-properties fo:font-size="12pt" fo:font-style="normal" officeooo:rsid="002de873" officeooo:paragraph-rsid="002de873" style:font-style-asian="normal" style:font-style-complex="normal"/>
    </style:style>
    <style:style style:name="P69" style:family="paragraph" style:parent-style-name="Standard" style:list-style-name="L11">
      <style:paragraph-properties fo:text-align="start" style:justify-single-word="false"/>
      <style:text-properties fo:font-size="12pt" fo:font-style="normal" officeooo:rsid="002e2697" officeooo:paragraph-rsid="002e2697" style:font-style-asian="normal" style:font-style-complex="normal"/>
    </style:style>
    <style:style style:name="P70" style:family="paragraph" style:parent-style-name="Standard" style:list-style-name="L11">
      <style:paragraph-properties fo:text-align="start" style:justify-single-word="false"/>
      <style:text-properties fo:font-size="12pt" fo:font-style="normal" officeooo:rsid="002eda44" officeooo:paragraph-rsid="002eda44" style:font-style-asian="normal" style:font-style-complex="normal"/>
    </style:style>
    <style:style style:name="P71" style:family="paragraph" style:parent-style-name="Standard" style:list-style-name="L11">
      <style:paragraph-properties fo:text-align="start" style:justify-single-word="false"/>
      <style:text-properties fo:font-size="12pt" fo:font-style="normal" officeooo:rsid="0030c2e2" officeooo:paragraph-rsid="0030c2e2" style:font-style-asian="normal" style:font-style-complex="normal"/>
    </style:style>
    <style:style style:name="P72" style:family="paragraph" style:parent-style-name="Standard" style:list-style-name="L11">
      <style:paragraph-properties fo:text-align="start" style:justify-single-word="false"/>
      <style:text-properties fo:font-size="12pt" fo:font-style="normal" officeooo:rsid="00326c46" officeooo:paragraph-rsid="00326c46" style:font-style-asian="normal" style:font-style-complex="normal"/>
    </style:style>
    <style:style style:name="P73" style:family="paragraph" style:parent-style-name="Standard" style:list-style-name="L15">
      <style:paragraph-properties fo:text-align="start" style:justify-single-word="false"/>
      <style:text-properties fo:font-size="12pt" fo:font-style="normal" fo:font-weight="bold" officeooo:rsid="00442c37" officeooo:paragraph-rsid="00442c37" style:font-style-asian="normal" style:font-weight-asian="bold" style:font-style-complex="normal" style:font-weight-complex="bold"/>
    </style:style>
    <style:style style:name="P74" style:family="paragraph" style:parent-style-name="Standard" style:list-style-name="L4">
      <style:paragraph-properties fo:text-align="start" style:justify-single-word="false"/>
      <style:text-properties fo:font-size="12pt" fo:font-style="italic" fo:font-weight="normal" officeooo:rsid="00183702" officeooo:paragraph-rsid="00183702" style:font-style-asian="italic" style:font-weight-asian="normal" style:font-style-complex="italic" style:font-weight-complex="normal"/>
    </style:style>
    <style:style style:name="P75" style:family="paragraph" style:parent-style-name="Standard" style:list-style-name="L9">
      <style:paragraph-properties fo:text-align="start" style:justify-single-word="false"/>
      <style:text-properties fo:font-size="12pt" fo:font-style="italic" fo:font-weight="normal" officeooo:rsid="0028cf94" officeooo:paragraph-rsid="0028cf94" style:font-style-asian="italic" style:font-weight-asian="normal" style:font-style-complex="italic" style:font-weight-complex="normal"/>
    </style:style>
    <style:style style:name="P76" style:family="paragraph" style:parent-style-name="Standard" style:list-style-name="L9">
      <style:paragraph-properties fo:text-align="start" style:justify-single-word="false"/>
      <style:text-properties fo:font-size="12pt" fo:font-style="italic" fo:font-weight="normal" officeooo:rsid="0029b4db" officeooo:paragraph-rsid="0029b4db" style:font-style-asian="italic" style:font-weight-asian="normal" style:font-style-complex="italic" style:font-weight-complex="normal"/>
    </style:style>
    <style:style style:name="P77" style:family="paragraph" style:parent-style-name="Standard" style:list-style-name="L9">
      <style:paragraph-properties fo:text-align="start" style:justify-single-word="false"/>
      <style:text-properties fo:font-size="12pt" fo:font-style="italic" fo:font-weight="normal" officeooo:rsid="002a2ce0" officeooo:paragraph-rsid="002a2ce0" style:font-style-asian="italic" style:font-weight-asian="normal" style:font-style-complex="italic" style:font-weight-complex="normal"/>
    </style:style>
    <style:style style:name="P78" style:family="paragraph" style:parent-style-name="Standard" style:list-style-name="L4">
      <style:paragraph-properties fo:text-align="start" style:justify-single-word="false"/>
      <style:text-properties fo:font-size="10pt" fo:font-style="italic" fo:font-weight="normal" officeooo:rsid="00183702" officeooo:paragraph-rsid="00183702" style:font-style-asian="italic" style:font-weight-asian="normal" style:font-style-complex="italic" style:font-weight-complex="normal"/>
    </style:style>
    <style:style style:name="P79" style:family="paragraph" style:parent-style-name="Standard" style:list-style-name="L4">
      <style:paragraph-properties fo:text-align="start" style:justify-single-word="false"/>
      <style:text-properties fo:font-size="10pt" fo:font-style="italic" fo:font-weight="normal" officeooo:rsid="001974e0" officeooo:paragraph-rsid="001974e0" style:font-style-asian="italic" style:font-weight-asian="normal" style:font-style-complex="italic" style:font-weight-complex="normal"/>
    </style:style>
    <style:style style:name="P80" style:family="paragraph" style:parent-style-name="Standard" style:list-style-name="L7">
      <style:paragraph-properties fo:text-align="start" style:justify-single-word="false"/>
      <style:text-properties fo:font-size="10pt" fo:font-style="italic" fo:font-weight="normal" officeooo:rsid="00233c91" officeooo:paragraph-rsid="00233c91" style:font-style-asian="italic" style:font-weight-asian="normal" style:font-style-complex="italic" style:font-weight-complex="normal"/>
    </style:style>
    <style:style style:name="P81" style:family="paragraph" style:parent-style-name="Standard" style:list-style-name="L9">
      <style:paragraph-properties fo:text-align="start" style:justify-single-word="false"/>
      <style:text-properties fo:font-size="10pt" fo:font-style="italic" fo:font-weight="normal" officeooo:rsid="002b30dc" officeooo:paragraph-rsid="002b30dc" style:font-style-asian="italic" style:font-weight-asian="normal" style:font-style-complex="italic" style:font-weight-complex="normal"/>
    </style:style>
    <style:style style:name="P82" style:family="paragraph" style:parent-style-name="Standard" style:list-style-name="L10">
      <style:paragraph-properties fo:text-align="start" style:justify-single-word="false"/>
      <style:text-properties fo:font-size="10pt" fo:font-style="italic" fo:font-weight="normal" officeooo:rsid="002de873" officeooo:paragraph-rsid="002de873" style:font-style-asian="italic" style:font-weight-asian="normal" style:font-style-complex="italic" style:font-weight-complex="normal"/>
    </style:style>
    <style:style style:name="P83" style:family="paragraph" style:parent-style-name="Standard" style:list-style-name="L10">
      <style:paragraph-properties fo:text-align="start" style:justify-single-word="false"/>
      <style:text-properties fo:font-size="10pt" fo:font-style="italic" fo:font-weight="normal" officeooo:rsid="002d467f" officeooo:paragraph-rsid="002d467f"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ize="10pt" fo:font-style="italic" fo:font-weight="normal" officeooo:rsid="002d467f" officeooo:paragraph-rsid="002d467f" style:font-style-asian="italic" style:font-weight-asian="normal" style:font-style-complex="italic" style:font-weight-complex="normal"/>
    </style:style>
    <style:style style:name="P85" style:family="paragraph" style:parent-style-name="Standard" style:list-style-name="L2">
      <style:paragraph-properties fo:text-align="start" style:justify-single-word="false"/>
      <style:text-properties officeooo:paragraph-rsid="001393e8"/>
    </style:style>
    <style:style style:name="P86" style:family="paragraph" style:parent-style-name="Standard" style:list-style-name="L8">
      <style:paragraph-properties fo:text-align="start" style:justify-single-word="false"/>
      <style:text-properties officeooo:paragraph-rsid="00261c65"/>
    </style:style>
    <style:style style:name="P87" style:family="paragraph" style:parent-style-name="Standard" style:list-style-name="L12">
      <style:paragraph-properties fo:text-align="start" style:justify-single-word="false"/>
      <style:text-properties officeooo:paragraph-rsid="003512a5"/>
    </style:style>
    <style:style style:name="P88" style:family="paragraph" style:parent-style-name="Standard">
      <style:paragraph-properties fo:text-align="start" style:justify-single-word="false"/>
      <style:text-properties fo:font-size="14pt" fo:font-style="normal" fo:font-weight="bold" officeooo:rsid="0048575e" officeooo:paragraph-rsid="0048575e"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ize="14pt" fo:font-style="normal" fo:font-weight="bold" officeooo:rsid="004b4245" officeooo:paragraph-rsid="004b4245"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ize="14pt" fo:font-weight="bold" officeooo:rsid="004f9f57" officeooo:paragraph-rsid="004f9f57" style:font-weight-asian="bold" style:font-weight-complex="bold"/>
    </style:style>
    <style:style style:name="P91" style:family="paragraph" style:parent-style-name="Standard">
      <style:paragraph-properties fo:text-align="start" style:justify-single-word="false"/>
      <style:text-properties officeooo:rsid="004c8261" officeooo:paragraph-rsid="004c8261"/>
    </style:style>
    <style:style style:name="P92" style:family="paragraph" style:parent-style-name="Standard" style:list-style-name="L19">
      <style:paragraph-properties fo:text-align="start" style:justify-single-word="false"/>
      <style:text-properties fo:font-weight="normal" officeooo:rsid="004d8d1f" officeooo:paragraph-rsid="004d8d1f" style:font-weight-asian="normal" style:font-weight-complex="normal"/>
    </style:style>
    <style:style style:name="P93" style:family="paragraph" style:parent-style-name="Standard" style:list-style-name="L19">
      <style:paragraph-properties fo:text-align="start" style:justify-single-word="false"/>
      <style:text-properties fo:font-weight="normal" officeooo:rsid="004e3bf0" officeooo:paragraph-rsid="004e3bf0" style:font-weight-asian="normal" style:font-weight-complex="normal"/>
    </style:style>
    <style:style style:name="P94" style:family="paragraph" style:parent-style-name="Standard" style:list-style-name="L19">
      <style:paragraph-properties fo:text-align="start" style:justify-single-word="false"/>
      <style:text-properties fo:font-weight="normal" officeooo:rsid="004e8541" officeooo:paragraph-rsid="004e8541" style:font-weight-asian="normal" style:font-weight-complex="normal"/>
    </style:style>
    <style:style style:name="P95" style:family="paragraph" style:parent-style-name="Standard" style:list-style-name="L20">
      <style:paragraph-properties fo:text-align="start" style:justify-single-word="false"/>
      <style:text-properties fo:font-weight="normal" officeooo:rsid="004ebc51" officeooo:paragraph-rsid="004ebc51" style:font-weight-asian="normal" style:font-weight-complex="normal"/>
    </style:style>
    <style:style style:name="P96" style:family="paragraph" style:parent-style-name="Standard" style:list-style-name="L20">
      <style:paragraph-properties fo:text-align="start" style:justify-single-word="false"/>
      <style:text-properties fo:font-weight="normal" officeooo:rsid="004f9f57" officeooo:paragraph-rsid="004f9f57" style:font-weight-asian="normal" style:font-weight-complex="normal"/>
    </style:style>
    <style:style style:name="P97" style:family="paragraph" style:parent-style-name="Standard">
      <style:paragraph-properties fo:text-align="start" style:justify-single-word="false"/>
      <style:text-properties fo:font-weight="normal" officeooo:rsid="004f9f57" officeooo:paragraph-rsid="004f9f57"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fc73a"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2eda44" style:font-weight-asian="normal" style:font-weight-complex="normal"/>
    </style:style>
    <style:style style:name="T8" style:family="text">
      <style:text-properties fo:font-weight="normal" officeooo:rsid="002fc73a" style:font-weight-asian="normal" style:font-weight-complex="normal"/>
    </style:style>
    <style:style style:name="T9" style:family="text">
      <style:text-properties fo:font-weight="normal" officeooo:rsid="00326c46"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2a2ce0" style:font-style-asian="normal" style:font-style-complex="normal"/>
    </style:style>
    <style:style style:name="T12" style:family="text">
      <style:text-properties fo:font-style="normal" officeooo:rsid="005103e9" style:font-style-asian="normal" style:font-style-complex="normal"/>
    </style:style>
    <style:style style:name="T13" style:family="text">
      <style:text-properties officeooo:rsid="001e3fdf"/>
    </style:style>
    <style:style style:name="T14" style:family="text">
      <style:text-properties officeooo:rsid="0020010a"/>
    </style:style>
    <style:style style:name="T15" style:family="text">
      <style:text-properties officeooo:rsid="00233c91"/>
    </style:style>
    <style:style style:name="T16" style:family="text">
      <style:text-properties fo:font-size="12pt" fo:font-style="normal" fo:font-weight="normal" style:font-style-asian="normal" style:font-weight-asian="normal" style:font-style-complex="normal" style:font-weight-complex="normal"/>
    </style:style>
    <style:style style:name="T17" style:family="text">
      <style:text-properties fo:font-size="12pt" fo:font-style="normal" fo:font-weight="normal" officeooo:rsid="00531819" style:font-style-asian="normal" style:font-weight-asian="normal" style:font-style-complex="normal" style:font-weight-complex="normal"/>
    </style:style>
    <style:style style:name="T18" style:family="text">
      <style:text-properties fo:font-size="12pt" fo:font-style="normal" fo:font-weight="normal" officeooo:rsid="00261c65" style:font-style-asian="normal" style:font-weight-asian="normal" style:font-style-complex="normal" style:font-weight-complex="normal"/>
    </style:style>
    <style:style style:name="T19" style:family="text">
      <style:text-properties fo:font-size="12pt" fo:font-style="normal" fo:font-weight="normal" officeooo:rsid="003512a5" style:font-style-asian="normal" style:font-weight-asian="normal" style:font-style-complex="normal" style:font-weight-complex="normal"/>
    </style:style>
    <style:style style:name="T20" style:family="text">
      <style:text-properties fo:font-size="12pt" fo:font-style="normal" fo:font-weight="normal" officeooo:rsid="005447a4" style:font-style-asian="normal" style:font-weight-asian="normal" style:font-style-complex="normal" style:font-weight-complex="normal"/>
    </style:style>
    <style:style style:name="T21" style:family="text">
      <style:text-properties fo:font-size="12pt" fo:font-style="normal" fo:font-weight="normal" officeooo:rsid="00363349" style:font-style-asian="normal" style:font-weight-asian="normal" style:font-style-complex="normal" style:font-weight-complex="normal"/>
    </style:style>
    <style:style style:name="T22" style:family="text">
      <style:text-properties fo:font-size="12pt" fo:font-style="normal" fo:font-weight="normal" officeooo:rsid="0036e78c" style:font-style-asian="normal" style:font-weight-asian="normal" style:font-style-complex="normal" style:font-weight-complex="normal"/>
    </style:style>
    <style:style style:name="T23" style:family="text">
      <style:text-properties fo:font-size="12pt" fo:font-style="normal" style:font-style-asian="normal" style:font-style-complex="normal"/>
    </style:style>
    <style:style style:name="T24" style:family="text">
      <style:text-properties fo:font-size="12pt" fo:font-style="normal" officeooo:rsid="004e3bf0" style:font-style-asian="normal" style:font-style-complex="normal"/>
    </style:style>
    <style:style style:name="T25" style:family="text">
      <style:text-properties fo:font-size="12pt" fo:font-style="normal" officeooo:rsid="00549800" style:font-style-asian="normal" style:font-style-complex="normal"/>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2pt" fo:font-weight="normal" officeooo:rsid="001393e8" style:font-weight-asian="normal" style:font-weight-complex="normal"/>
    </style:style>
    <style:style style:name="T28" style:family="text">
      <style:text-properties fo:font-size="12pt" fo:font-weight="normal" officeooo:rsid="0052bcae" style:font-weight-asian="normal" style:font-weight-complex="normal"/>
    </style:style>
    <style:style style:name="T29" style:family="text">
      <style:text-properties fo:font-size="14pt" fo:font-style="normal" fo:font-weight="bold" officeooo:rsid="0023ce54" style:font-style-asian="normal" style:font-weight-asian="bold" style:font-style-complex="normal" style:font-weight-complex="bold"/>
    </style:style>
    <style:style style:name="T30" style:family="text">
      <style:text-properties fo:font-size="14pt" fo:font-style="normal" fo:font-weight="bold" officeooo:rsid="00261c65" style:font-style-asian="normal" style:font-weight-asian="bold" style:font-style-complex="normal" style:font-weight-complex="bold"/>
    </style:style>
    <style:style style:name="T31" style:family="text">
      <style:text-properties fo:font-size="10pt"/>
    </style:style>
    <style:style style:name="T32" style:family="text">
      <style:text-properties fo:font-size="10pt" fo:font-style="italic" style:font-style-asian="italic" style:font-style-complex="italic"/>
    </style:style>
    <style:style style:name="T33" style:family="text">
      <style:text-properties fo:font-size="10pt" fo:font-style="italic" officeooo:rsid="004a82ae" style:font-style-asian="italic" style:font-style-complex="italic"/>
    </style:style>
    <style:style style:name="T34" style:family="text">
      <style:text-properties fo:font-size="10pt" fo:font-style="italic" officeooo:rsid="004ace9b" style:font-style-asian="italic" style:font-style-complex="italic"/>
    </style:style>
    <style:style style:name="T35" style:family="text">
      <style:text-properties fo:font-size="10pt" fo:font-style="italic" officeooo:rsid="00531819" style:font-style-asian="italic" style:font-style-complex="italic"/>
    </style:style>
    <style:style style:name="T36" style:family="text">
      <style:text-properties fo:font-size="10pt" fo:font-style="italic" fo:font-weight="normal" style:font-style-asian="italic" style:font-weight-asian="normal" style:font-style-complex="italic" style:font-weight-complex="normal"/>
    </style:style>
    <style:style style:name="T37" style:family="text">
      <style:text-properties fo:font-size="10pt" fo:font-style="italic" fo:font-weight="normal" officeooo:rsid="002eda44" style:font-style-asian="italic" style:font-weight-asian="normal" style:font-style-complex="italic" style:font-weight-complex="normal"/>
    </style:style>
    <style:style style:name="T38" style:family="text">
      <style:text-properties fo:font-size="10pt" fo:font-style="italic" fo:font-weight="normal" officeooo:rsid="002fc73a" style:font-style-asian="italic" style:font-weight-asian="normal" style:font-style-complex="italic" style:font-weight-complex="normal"/>
    </style:style>
    <style:style style:name="T39" style:family="text">
      <style:text-properties fo:font-size="10pt" fo:font-style="italic" fo:font-weight="bold" style:font-style-asian="italic" style:font-weight-asian="bold" style:font-style-complex="italic" style:font-weight-complex="bold"/>
    </style:style>
    <style:style style:name="T40" style:family="text">
      <style:text-properties fo:font-size="10pt" fo:font-style="italic" fo:font-weight="bold" officeooo:rsid="004e3bf0" style:font-style-asian="italic" style:font-weight-asian="bold" style:font-style-complex="italic" style:font-weight-complex="bold"/>
    </style:style>
    <style:style style:name="T41" style:family="text">
      <style:text-properties fo:font-size="10pt" fo:font-weight="bold" style:font-weight-asian="bold" style:font-weight-complex="bold"/>
    </style:style>
    <style:style style:name="T42" style:family="text">
      <style:text-properties fo:font-size="10pt" fo:font-weight="normal" officeooo:rsid="002eda44" style:font-weight-asian="normal" style:font-weight-complex="normal"/>
    </style:style>
    <style:style style:name="T43" style:family="text">
      <style:text-properties officeooo:rsid="002a2ce0"/>
    </style:style>
    <style:style style:name="T44" style:family="text">
      <style:text-properties officeooo:rsid="002c10e3"/>
    </style:style>
    <style:style style:name="T45" style:family="text">
      <style:text-properties officeooo:rsid="00363349"/>
    </style:style>
    <style:style style:name="T46" style:family="text">
      <style:text-properties officeooo:rsid="0036e78c"/>
    </style:style>
    <style:style style:name="T47" style:family="text">
      <style:text-properties officeooo:rsid="004a82ae"/>
    </style:style>
    <style:style style:name="T48" style:family="text">
      <style:text-properties officeooo:rsid="004ace9b"/>
    </style:style>
    <style:style style:name="T49" style:family="text">
      <style:text-properties officeooo:rsid="0052bcae"/>
    </style:style>
    <style:style style:name="T50" style:family="text">
      <style:text-properties officeooo:rsid="00531819"/>
    </style:style>
    <style:style style:name="T51" style:family="text">
      <style:text-properties officeooo:rsid="005447a4"/>
    </style:style>
    <style:style style:name="T52" style:family="text">
      <style:text-properties officeooo:rsid="005498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ils - Sessions</text:p>
      <text:p text:style-name="P10"/>
      <text:p text:style-name="P1"><text:span text:style-name="T13">Cookies, </text:span>Sessions<text:span text:style-name="T13">, Flashes</text:span></text:p>
      <text:list xml:id="list156133210" text:style-name="L1">
        <text:list-item>
          <text:p text:style-name="P29">Cookies, Sessions, and Flashes are three special objects that Rails give you which can be used to persist data between requests.</text:p>
          <text:list>
            <text:list-item>
              <text:p text:style-name="P29">One difference between these objects are how long they persist for.</text:p>
              <text:list>
                <text:list-item>
                  <text:p text:style-name="P36">Cookies persist until expiration or deleted.</text:p>
                </text:list-item>
                <text:list-item>
                  <text:p text:style-name="P36">Sessions persist until browser close.</text:p>
                </text:list-item>
                <text:list-item>
                  <text:p text:style-name="P36">Flashes persist until next request.</text:p>
                </text:list-item>
              </text:list>
              <text:p text:style-name="P29"/>
            </text:list-item>
          </text:list>
        </text:list-item>
      </text:list>
      <text:list xml:id="list2042542071" text:style-name="L2">
        <text:list-item>
          <text:p text:style-name="P85"><text:span text:style-name="T27">Sessions is a concept </text:span><text:span text:style-name="T28">in which</text:span><text:span text:style-name="T27"> your user's state is preserved when they click from one page to another. HTTP is stateless so every request/response assumes nothing about the</text:span><text:span text:style-name="T28"> request.</text:span></text:p>
        </text:list-item>
        <text:list-item>
          <text:p text:style-name="P30">It is dependent on the browser or application to 'remember' information<text:span text:style-name="T49"> through these objects</text:span>.</text:p>
        </text:list-item>
      </text:list>
      <text:p text:style-name="P11"/>
      <text:p text:style-name="P2">Cookies</text:p>
      <text:list xml:id="list718151135" text:style-name="L3">
        <text:list-item>
          <text:p text:style-name="P31">Cookies are key-value data pairs that are stored in the user's browser until they reach their specified expiration date.</text:p>
          <text:list>
            <text:list-item>
              <text:p text:style-name="P31">Cookies can be used to store most kinds of information, if suitable. Most commonly, they are used to 'bookmark' a user's place in a webpage or a user's site display preferences.</text:p>
            </text:list-item>
            <text:list-item>
              <text:p text:style-name="P31">You can also store shopping cart information or passwords, however you should not store anything in cookies that needs to be secure.</text:p>
            </text:list-item>
          </text:list>
        </text:list-item>
      </text:list>
      <text:p text:style-name="P12"/>
      <text:p text:style-name="P13"><text:tab/>Cookies Access</text:p>
      <text:list xml:id="list4170238015" text:style-name="L4">
        <text:list-item>
          <text:p text:style-name="P32">To access cookies, Rails give you a special hash called <text:span text:style-name="T2">cookies</text:span><text:span text:style-name="T10">.</text:span></text:p>
          <text:list>
            <text:list-item>
              <text:p text:style-name="P37">Each key-value pair is stored as a separate cookie on the user's browser.</text:p>
              <text:list>
                <text:list-item>
                  <text:p text:style-name="P37">example: Setting shirt-color cookie</text:p>
                  <text:list>
                    <text:list-item>
                      <text:p text:style-name="P78">cookies[:shirt-color] = 'white'</text:p>
                    </text:list-item>
                  </text:list>
                </text:list-item>
                <text:list-item>
                  <text:p text:style-name="P37">example: Accessing shirt-color cookie</text:p>
                  <text:list>
                    <text:list-item>
                      <text:p text:style-name="P78"><text:span text:style-name="T15">some_other_vars = </text:span>cookies[:shirt-color]</text:p>
                    </text:list-item>
                  </text:list>
                </text:list-item>
              </text:list>
            </text:list-item>
          </text:list>
        </text:list-item>
        <text:list-item>
          <text:p text:style-name="P38">To set a cookies' expiration date:</text:p>
          <text:list>
            <text:list-item>
              <text:p text:style-name="P79">cookies[:name] = { value: 'cookies value', expires: Time.now + 3600 }</text:p>
              <text:list>
                <text:list-item>
                  <text:list>
                    <text:list-header>
                      <text:p text:style-name="P74"/>
                    </text:list-header>
                  </text:list>
                </text:list-item>
              </text:list>
            </text:list-item>
          </text:list>
        </text:list-item>
      </text:list>
      <text:list xml:id="list806706696" text:style-name="L5">
        <text:list-item>
          <text:p text:style-name="P39">With each new request to your server, the browser will send along all cookies and you can access them in your controllers and views like a normal hash.</text:p>
        </text:list-item>
      </text:list>
      <text:p text:style-name="P14"/>
      <text:p text:style-name="P3">Sessions</text:p>
      <text:list xml:id="list973845978" text:style-name="L6">
        <text:list-item>
          <text:p text:style-name="P40">Sessions can <text:span text:style-name="T14">be used to track and persist a user's state between requests. This can be used for determining and tracking your user from one requests to another until the cookie expires.</text:span></text:p>
        </text:list-item>
      </text:list>
      <text:p text:style-name="P15"/>
      <text:list xml:id="list212742306560081" text:continue-numbering="true" text:style-name="L6">
        <text:list-item>
          <text:p text:style-name="P41">A special case is when you want to track the data in a user's 'session', typically until the browser <text:s/>window is closed. This means every page she visits until the browser is closed will be part of the same session.</text:p>
        </text:list-item>
      </text:list>
      <text:p text:style-name="P16"/>
      <text:list xml:id="list212742517857885" text:continue-numbering="true" text:style-name="L6">
        <text:list-item>
          <text:p text:style-name="P41">To identify a user's session information, Rails stores a special secure cookie on the user's browser which contains their entire session hash. It will usually be under the 'application' section in dev. tools and expires when the browser is closed.</text:p>
          <text:list>
            <text:list-item>
              <text:p text:style-name="P41">Whenever the user makes a request to your application, that request will include the session cookies along with other cookies.</text:p>
            </text:list-item>
            <text:list-item>
              <text:p text:style-name="P41"><text:soft-page-break/>This can be used to keep track of the user's logged-in state.</text:p>
            </text:list-item>
          </text:list>
        </text:list-item>
      </text:list>
      <text:p text:style-name="P16"/>
      <text:p text:style-name="P16"><text:tab/><text:span text:style-name="T1">Session Access</text:span></text:p>
      <text:list xml:id="list1412611911" text:style-name="L7">
        <text:list-item>
          <text:p text:style-name="P42">Rails give you access to the <text:span text:style-name="T2">session</text:span> hash in a similar way as the <text:span text:style-name="T2">cookies</text:span> hash. This hash can be used in your views and controllers.</text:p>
          <text:list>
            <text:list-item>
              <text:p text:style-name="P42">example: Setting a session value</text:p>
              <text:list>
                <text:list-item>
                  <text:p text:style-name="P80">session[:current_user_id] = user.id</text:p>
                </text:list-item>
              </text:list>
            </text:list-item>
            <text:list-item>
              <text:p text:style-name="P42">example: Access a session value</text:p>
              <text:list>
                <text:list-item>
                  <text:p text:style-name="P80">some_other_var = session[:some_session_key]</text:p>
                </text:list-item>
              </text:list>
            </text:list-item>
            <text:list-item>
              <text:p text:style-name="P42">example: Reset a session key/value</text:p>
              <text:list>
                <text:list-item>
                  <text:p text:style-name="P80">session[:some_session_key] = nil</text:p>
                </text:list-item>
              </text:list>
            </text:list-item>
            <text:list-item>
              <text:p text:style-name="P42">example: Reset entire session</text:p>
              <text:list>
                <text:list-item>
                  <text:p text:style-name="P80">reset_session</text:p>
                </text:list-item>
              </text:list>
            </text:list-item>
          </text:list>
        </text:list-item>
      </text:list>
      <text:p text:style-name="P17"/>
      <text:p text:style-name="P27"><text:span text:style-name="T29">Sessions </text:span><text:span text:style-name="T30">and</text:span><text:span text:style-name="T29"> Cookies</text:span></text:p>
      <text:list xml:id="list2838206612" text:style-name="L8">
        <text:list-item>
          <text:p text:style-name="P43">Session is an entire hash that gets put in the secure session cookie that expires when the user closes the browser.</text:p>
        </text:list-item>
        <text:list-item>
          <text:p text:style-name="P43">Each value in the cookies hash gets stored as an individual cookie.</text:p>
          <text:p text:style-name="P43"/>
        </text:list-item>
        <text:list-item>
          <text:p text:style-name="P43">Sessions and Cookies is like a temporary database table that is unique to a given user and will last until you manually delete them or they have reached their expiration date.</text:p>
        </text:list-item>
      </text:list>
      <text:p text:style-name="P18"/>
      <text:list xml:id="list212742802807371" text:continue-numbering="true" text:style-name="L8">
        <text:list-item>
          <text:p text:style-name="P86"><text:span text:style-name="T17">S</text:span><text:span text:style-name="T18">ession and </text:span><text:span text:style-name="T17">C</text:span><text:span text:style-name="T18">ookies are not really hashes, but Rails allows you to treat them as such.</text:span></text:p>
        </text:list-item>
        <text:list-item>
          <text:p text:style-name="P44">There is a size-limit to how much you can store within a session hash or browser cookie (~4kb)</text:p>
        </text:list-item>
      </text:list>
      <text:p text:style-name="P19"/>
      <text:p text:style-name="P4">Flashes</text:p>
      <text:list xml:id="list880774135" text:style-name="L9">
        <text:list-item>
          <text:p text:style-name="P75">flash<text:span text:style-name="T10"> is a special hash (method acts like a hash) that persists only from one request to the next. You can think of it as a session hash that self destructs after it's opened.</text:span></text:p>
          <text:list>
            <text:list-item>
              <text:p text:style-name="P45">It is commonly used to send messages from the controller to the view so the user can see success and failure messages after submitting forms.</text:p>
            </text:list-item>
            <text:list-item>
              <text:p text:style-name="P76"><text:span text:style-name="T10">It can be used for pop ups such as 'Thanks for signing up!' on the user's browser after running a </text:span><text:span text:style-name="T31">#create</text:span><text:span text:style-name="T10"> action (usually has a redirect_to; [new request]).</text:span></text:p>
              <text:p text:style-name="P46"/>
            </text:list-item>
          </text:list>
        </text:list-item>
        <text:list-item>
          <text:p text:style-name="P76"><text:span text:style-name="T10">A </text:span><text:span text:style-name="T41">flash</text:span><text:span text:style-name="T10"> can be stored and it will be available in your view on the next new request. Once the view accesses the hash, Rails erase the data so it does not appear every time the page is opened.</text:span></text:p>
          <text:list>
            <text:list-item>
              <text:p text:style-name="P77"><text:span text:style-name="T10">example: </text:span><text:span text:style-name="T31">flash[:success] = 'Sign up successful!'</text:span></text:p>
            </text:list-item>
          </text:list>
        </text:list-item>
      </text:list>
      <text:p text:style-name="P47"/>
      <text:list xml:id="list212742941845866" text:continue-numbering="true" text:style-name="L9">
        <text:list-item>
          <text:p text:style-name="P76"><text:span text:style-name="T10">When you need a flash, but not during a new request, you can use </text:span><text:span text:style-name="T41">flash.now</text:span><text:span text:style-name="T43"> </text:span><text:span text:style-name="T11">to have the message available immediately.</text:span></text:p>
          <text:list>
            <text:list-item>
              <text:p text:style-name="P77"><text:span text:style-name="T10">example: </text:span><text:span text:style-name="T31">flash.now[:error] = 'Sign up unsuccessful'</text:span></text:p>
            </text:list-item>
          </text:list>
        </text:list-item>
      </text:list>
      <text:p text:style-name="P20"/>
      <text:list xml:id="list212743405302827" text:continue-numbering="true" text:style-name="L9">
        <text:list-item>
          <text:p text:style-name="P48">You will still have to write code within the view to display flash messages. </text:p>
          <text:list>
            <text:list-item>
              <text:p text:style-name="P48">Within the flash message, you can wrap the message within a div to assign custom CSS to it<text:span text:style-name="T44"> such as :success messages being green and :error messages red.</text:span></text:p>
              <text:list>
                <text:list-item>
                  <text:p text:style-name="P49">example: displaying flash in view</text:p>
                  <text:list>
                    <text:list-header>
                      <text:p text:style-name="P81">&lt;% flash.each do |name, message| %&gt;</text:p>
                      <text:list>
                        <text:list-header>
                          <text:p text:style-name="P81">&lt;div class='&lt;%= name %&gt;'&gt;&lt;%= message %&gt;&lt;/div&gt;</text:p>
                        </text:list-header>
                      </text:list>
                      <text:p text:style-name="P81">&lt;% end %&gt;</text:p>
                    </text:list-header>
                  </text:list>
                </text:list-item>
              </text:list>
            </text:list-item>
          </text:list>
        </text:list-item>
      </text:list>
      <text:p text:style-name="P28"/>
      <text:p text:style-name="P28"/>
      <text:p text:style-name="P5"><text:soft-page-break/>Controller Filters</text:p>
      <text:list xml:id="list2542635980" text:style-name="L10">
        <text:list-item>
          <text:p text:style-name="P50">The idea of controller filters is to run some code before any other code has been run to filter out unauthorized requests. This is to ensure that the user has proper authorization levels that is needed to perform the action.</text:p>
        </text:list-item>
        <text:list-item>
          <text:p text:style-name="P50">This is achieved with the use of a 'before filter' which takes the name of the method that will be ran<text:span text:style-name="T50">, #</text:span><text:span text:style-name="T35">before_action-name</text:span><text:span text:style-name="T50">.</text:span></text:p>
          <text:list>
            <text:list-item>
              <text:p text:style-name="P67"><text:span text:style-name="T6">example: </text:span><text:span text:style-name="T36">before_action :require_login</text:span></text:p>
              <text:list>
                <text:list-header>
                  <text:p text:style-name="P82">private</text:p>
                  <text:p text:style-name="P82"/>
                  <text:p text:style-name="P83">def require_login</text:p>
                  <text:list>
                    <text:list-header>
                      <text:p text:style-name="P83">&lt;code here...&gt;</text:p>
                    </text:list-header>
                  </text:list>
                </text:list-header>
              </text:list>
            </text:list-item>
          </text:list>
        </text:list-item>
      </text:list>
      <text:p text:style-name="P84"><text:tab/><text:tab/>end</text:p>
      <text:p text:style-name="P84"/>
      <text:list xml:id="list2532263644" text:style-name="L11">
        <text:list-item>
          <text:p text:style-name="P68"><text:span text:style-name="T6">The </text:span><text:span text:style-name="T3">#before_action</text:span><text:span text:style-name="T6"> method takes the symbol of the method to run before anything else gets run in the controller. If it returns </text:span><text:span text:style-name="T2">false</text:span><text:span text:style-name="T6"> or </text:span><text:span text:style-name="T2">nil</text:span><text:span text:style-name="T6">, the request will not succeed.</text:span></text:p>
        </text:list-item>
      </text:list>
      <text:p text:style-name="P51"/>
      <text:list xml:id="list212742055745597" text:continue-numbering="true" text:style-name="L11">
        <text:list-item>
          <text:p text:style-name="P69"><text:span text:style-name="T6">You can also specify which actions the filter will apply to by using the </text:span><text:span text:style-name="T7">:</text:span><text:span text:style-name="T36">only </text:span><text:span text:style-name="T6">option</text:span><text:span text:style-name="T7"> or the </text:span><text:span text:style-name="T37">:except</text:span><text:span text:style-name="T42"> </text:span><text:span text:style-name="T7">option</text:span><text:span text:style-name="T6">.</text:span></text:p>
          <text:list>
            <text:list-item>
              <text:p text:style-name="P69"><text:span text:style-name="T6">example: </text:span><text:span text:style-name="T36">before_action :require_login, only: [:edit, :update]</text:span></text:p>
              <text:list>
                <text:list-item>
                  <text:p text:style-name="P70"><text:span text:style-name="T6">Th</text:span><text:span text:style-name="T8">e method,</text:span><text:span text:style-name="T4"> </text:span><text:span text:style-name="T38">:require_login</text:span><text:span text:style-name="T4"> </text:span><text:span text:style-name="T8">will only apply before </text:span><text:span text:style-name="T38">#edit</text:span><text:span text:style-name="T8"> and </text:span><text:span text:style-name="T38">#update</text:span><text:span text:style-name="T8"> actions.</text:span></text:p>
                  <text:p text:style-name="P52"/>
                </text:list-item>
              </text:list>
            </text:list-item>
          </text:list>
        </text:list-item>
        <text:list-item>
          <text:p text:style-name="P71"><text:span text:style-name="T8">Y</text:span><text:span text:style-name="T6">ou will also want to hide your filter methods behind a </text:span><text:span text:style-name="T36">private</text:span><text:span text:style-name="T6"> class modifier so </text:span><text:span text:style-name="T9">they will be limited to only within the controller.</text:span></text:p>
        </text:list-item>
      </text:list>
      <text:p text:style-name="P53"/>
      <text:list xml:id="list212742170626307" text:continue-numbering="true" text:style-name="L11">
        <text:list-item>
          <text:p text:style-name="P72"><text:span text:style-name="T9">F</text:span><text:span text:style-name="T6">ilters can also be inherited, so applying a filter within the </text:span><text:span text:style-name="T36">app/controllers/application_controller.rb </text:span><text:span text:style-name="T6">will apply the filter to every controller action.</text:span></text:p>
        </text:list-item>
      </text:list>
      <text:p text:style-name="P28"/>
      <text:p text:style-name="P6">Authentication</text:p>
      <text:list xml:id="list3919876083" text:style-name="L12">
        <text:list-item>
          <text:p text:style-name="P87"><text:span text:style-name="T19">Authentication is making sure the user </text:span><text:span text:style-name="T20">is who they say they are</text:span><text:span text:style-name="T19">.</text:span><text:span text:style-name="T21"> The standard way of managing this is through </text:span><text:span text:style-name="T20">a log-in</text:span><text:span text:style-name="T21"> via a sign</text:span><text:span text:style-name="T20">-</text:span><text:span text:style-name="T21">in form. </text:span><text:span text:style-name="T22">Once logged in, you can keep track of that user using the session until the user logs out.</text:span></text:p>
        </text:list-item>
      </text:list>
      <text:p text:style-name="P21"/>
      <text:p text:style-name="P7">Authorization</text:p>
      <text:list xml:id="list164510432" text:style-name="L13">
        <text:list-item>
          <text:p text:style-name="P54">Authorization is checking the priviledge level of the user. (admin or regular user)</text:p>
          <text:list>
            <text:list-item>
              <text:p text:style-name="P54">They may be both authenticated as correct and valid, but only authorized users can perform certain actions set by the system.</text:p>
            </text:list-item>
          </text:list>
        </text:list-item>
        <text:list-item>
          <text:p text:style-name="P55">Authentication and Authorization works side-by-side, where you first authenticate someone and then check for authorization<text:span text:style-name="T52"> to determine what actions they can do/see.</text:span></text:p>
        </text:list-item>
      </text:list>
      <text:p text:style-name="P22"/>
      <text:p text:style-name="P8">Basic and Digest Authentication</text:p>
      <text:list xml:id="list1680216388" text:style-name="L14">
        <text:list-item>
          <text:p text:style-name="P56">HTTP Basic authentication can be used for a very casual and insecure way of authenticating people.</text:p>
          <text:list>
            <text:list-item>
              <text:p text:style-name="P56">This process involves submitting a username and password to a simple form and sending it (unencrypted) across the network.</text:p>
            </text:list-item>
            <text:list-item>
              <text:p text:style-name="P56">This is done with the <text:span text:style-name="T32">#http_basic_authenticate_with </text:span>method and restricts access to certain controllers.</text:p>
            </text:list-item>
          </text:list>
        </text:list-item>
      </text:list>
      <text:p text:style-name="P23"/>
      <text:list xml:id="list212742384567531" text:continue-numbering="true" text:style-name="L14">
        <text:list-item>
          <text:p text:style-name="P56">For a slightly more secure (over HTTP) authentication system, use HTTP Digest Authentication.</text:p>
          <text:list>
            <text:list-item>
              <text:p text:style-name="P56"><text:soft-page-break/>This process relies on a <text:span text:style-name="T32">#before_action </text:span>running a method which calls upon: <text:span text:style-name="T32">#authenticate_or_request_with_http_digest</text:span>.</text:p>
              <text:list>
                <text:list-item>
                  <text:p text:style-name="P56">This method takes a block that should return the 'correct' password that should have been provided.</text:p>
                </text:list-item>
              </text:list>
            </text:list-item>
          </text:list>
        </text:list-item>
      </text:list>
      <text:p text:style-name="P24"/>
      <text:list xml:id="list212742689065756" text:continue-numbering="true" text:style-name="L14">
        <text:list-item>
          <text:p text:style-name="P57">Both of these soluations hard code usernames and passwords in your controller (or elsewhere), which makes it unsecure.</text:p>
        </text:list-item>
      </text:list>
      <text:p text:style-name="P8"/>
      <text:p text:style-name="P9">Principles of Authentication</text:p>
      <text:list xml:id="list1934402079" text:style-name="L15">
        <text:list-item>
          <text:p text:style-name="P73">Do not use your own authentication system. There are many authentication systems that have been thoroughly tested such as Devise.</text:p>
        </text:list-item>
      </text:list>
      <text:p text:style-name="P26"/>
      <text:list xml:id="list1082181755" text:style-name="L16">
        <text:list-item>
          <text:p text:style-name="P58">Do not store passwords in plain text in the database. Rather, store the password in an encrypted 'password digest' version of the password.</text:p>
          <text:list>
            <text:list-item>
              <text:p text:style-name="P59">When a user submits their password via a login form, you convert the submitted password into digest form and compare the new digest with the digest that is previously stored from the user.</text:p>
            </text:list-item>
          </text:list>
        </text:list-item>
      </text:list>
      <text:p text:style-name="P25"/>
      <text:list xml:id="list212741596156452" text:continue-numbering="true" text:style-name="L16">
        <text:list-item>
          <text:p text:style-name="P59">Digests are one-way encryptions. It is easy to create a digest from an input, but extremely difficult to decrypt a digest back into the original input.</text:p>
          <text:list>
            <text:list-item>
              <text:p text:style-name="P60">The most effective method to crack a digest is through guess-and-check where you create a list of possible passwords, turn them into digests, and check for match.</text:p>
            </text:list-item>
          </text:list>
        </text:list-item>
      </text:list>
      <text:p text:style-name="P61"/>
      <text:p text:style-name="P88">Rails Authentication</text:p>
      <text:list xml:id="list1725712798" text:style-name="L17">
        <text:list-item>
          <text:p text:style-name="P62">Rails provide a method: <text:span text:style-name="T32">#has_secure_password </text:span><text:span text:style-name="T47">which is placed into </text:span><text:span text:style-name="T33">model.rb</text:span><text:span text:style-name="T47"> and it will provide a lot of functionality such as password digest.</text:span></text:p>
          <text:list>
            <text:list-item>
              <text:p text:style-name="P63">You will need to set up the model to accept <text:span text:style-name="T5">password</text:span> and <text:span text:style-name="T5">password_confirmation</text:span><text:span text:style-name="T48"> attributes which will then be intercepted by </text:span><text:span text:style-name="T34">#has_secure_password.</text:span></text:p>
            </text:list-item>
          </text:list>
        </text:list-item>
      </text:list>
      <text:p text:style-name="P64"/>
      <text:p text:style-name="P89">Initializing An User Session</text:p>
      <text:list xml:id="list3338074299" text:style-name="L18">
        <text:list-item>
          <text:p text:style-name="P65">Create a new controller (usually <text:span text:style-name="T32">sessions_controller.rb</text:span>) and the corresponding routes for <text:span text:style-name="T32">:new, :create, </text:span>and <text:span text:style-name="T32">:destroy</text:span></text:p>
        </text:list-item>
        <text:list-item>
          <text:p text:style-name="P65">Check if the user passed the correct credentials with the <text:span text:style-name="T32">#authenticate </text:span>method.</text:p>
          <text:list>
            <text:list-item>
              <text:p text:style-name="P65">If valid, store their ID into <text:span text:style-name="T32">session </text:span>hash so you can validate who they are.</text:p>
              <text:p text:style-name="P65"/>
            </text:list-item>
          </text:list>
        </text:list-item>
        <text:list-item>
          <text:p text:style-name="P65">This is a simple way of authenticating the user using Rails' existing session infrastructure. This only lasts as long as the session (until browser close).</text:p>
        </text:list-item>
      </text:list>
      <text:p text:style-name="P66"/>
      <text:p text:style-name="P91"><text:span text:style-name="T16"><text:tab/></text:span><text:span text:style-name="T26">Creating A More Persistent Session</text:span></text:p>
      <text:list xml:id="list1101438886" text:style-name="L19">
        <text:list-item>
          <text:p text:style-name="P92"><text:span text:style-name="T23">To remember a user for longer than a browser session, you will need to store an encrypted </text:span><text:span text:style-name="T39">remember_token</text:span><text:span text:style-name="T40"> </text:span><text:span text:style-name="T24">within the model of the user.</text:span></text:p>
          <text:list>
            <text:list-item>
              <text:p text:style-name="P93"><text:span text:style-name="T23">The remember_token will be a random string that will be used to identify the user.</text:span></text:p>
            </text:list-item>
          </text:list>
        </text:list-item>
        <text:list-item>
          <text:p text:style-name="P93"><text:span text:style-name="T23">Drop the unencrypted token as a permanent cookie using: </text:span><text:span text:style-name="T32">cookies.permanent[:remember_token] </text:span><text:span text:style-name="T23">into the user's browser.</text:span></text:p>
        </text:list-item>
        <text:list-item>
          <text:p text:style-name="P94"><text:span text:style-name="T23">This cookie will then be submitted with each new request and you will be able to check with the encrypted version in the database to see who the user is whenever they make a request.</text:span></text:p>
        </text:list-item>
        <text:list-item>
          <text:p text:style-name="P94"><text:span text:style-name="T23">Best practices is to reset the token on each new signin if the user signs out.</text:span></text:p>
        </text:list-item>
      </text:list>
      <text:list xml:id="list324892534" text:style-name="L20">
        <text:list-item>
          <text:p text:style-name="P95"><text:soft-page-break/><text:span text:style-name="T23">Some common practices is to make helper methods for common behavior like</text:span><text:span text:style-name="T25">:</text:span><text:span text:style-name="T23"> signing in a user, checking if user is signed in, and comparing signed in user with another user.</text:span></text:p>
          <text:list>
            <text:list-item>
              <text:p text:style-name="P96"><text:span text:style-name="T23">These helper methods can be used in multiple places such as controller filters, views, or tests.</text:span></text:p>
            </text:list-item>
          </text:list>
        </text:list-item>
      </text:list>
      <text:p text:style-name="P97"><text:span text:style-name="T23"/></text:p>
      <text:p text:style-name="P90"><text:span text:style-name="T10">Devise</text:span></text:p>
      <text:list xml:id="list2348743054" text:style-name="L21">
        <text:list-item>
          <text:p text:style-name="P33"><text:span text:style-name="T10">Devise is a gem which handles all authentication within an application.</text:span><text:span text:style-name="T12"> It lets you interface with more advanced authentication systems like OAuth for talking to APIs.</text:span></text:p>
          <text:list>
            <text:list-item>
              <text:p text:style-name="P34"><text:span text:style-name="T10">Devise prepackages a bunch of signin and signup forms and methods to help implement them.</text:span></text:p>
            </text:list-item>
            <text:list-item>
              <text:p text:style-name="P34"><text:span text:style-name="T10">There are 10 modules that you can pick and choose from.</text:span></text:p>
            </text:list-item>
          </text:list>
        </text:list-item>
        <text:list-item>
          <text:p text:style-name="P34"><text:span text:style-name="T10">To use the </text:span><text:span text:style-name="T5">devise</text:span><text:span text:style-name="T10"> gem, you will need to run the installer in your application and run a database migration to add the additional fields needed into your models.</text:span></text:p>
        </text:list-item>
      </text:list>
      <text:p text:style-name="P35"><text:span text:style-name="T10"/></text:p>
      <text:list xml:id="list212742634818364" text:continue-numbering="true" text:style-name="L21">
        <text:list-item>
          <text:p text:style-name="P34"><text:span text:style-name="T10">Configuration will be dependent on your use case and which modules you choose. There is a module to confirm signup by email and resetting password, as an examp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22" meta:word-count="1796" meta:character-count="10398" meta:non-whitespace-character-count="8814"/>
  </office:meta>
</office:document-meta>
</file>